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0-1/content.xml"/>
  <manifest:file-entry manifest:media-type="text/xml" manifest:full-path="Object 0-1/styles.xml"/>
  <manifest:file-entry manifest:media-type="text/xml" manifest:full-path="Object 0-1/meta.xml"/>
  <manifest:file-entry manifest:media-type="application/vnd.oasis.opendocument.chart" manifest:full-path="Object 0-1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Hadoop">
      <style:table-properties table:display="true" style:writing-mode="lr-tb"/>
    </style:style>
    <style:style style:name="ta2" style:family="table" style:master-page-name="PageStyle_5f_SOL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B5394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0B5394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background-color="#0B539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B5394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 fo:background-color="#0B5394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3F3F3" style:text-underline-style="none"/>
    </style:style>
    <style:style style:name="ce42" style:family="table-cell" style:parent-style-name="Default" style:data-style-name="N14">
      <style:table-cell-properties style:vertical-align="bottom" fo:background-color="#0B5394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3F3F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3F3F3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99999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Hadoop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38" office:value-type="string">
            <text:p>Hadoop</text:p>
          </table:table-cell>
          <table:table-cell table:style-name="ce39" office:value-type="string" office:value="http://hadoop.apache.org/releases.html">
            <text:p><text:a xlink:href="http://hadoop.apache.org/releases.html">http://hadoop.apache.org/releases.html</text:a></text:p>
          </table:table-cell>
          <table:table-cell table:number-columns-repeated="8" table:style-name="ce40"/>
        </table:table-row>
        <table:table-row table:style-name="ro2">
          <table:table-cell table:style-name="ce41" office:value-type="string">
            <text:p>Version</text:p>
          </table:table-cell>
          <table:table-cell table:style-name="ce41" office:value-type="string">
            <text:p>date</text:p>
          </table:table-cell>
          <table:table-cell table:style-name="ce42" office:value-type="date" office:date-value="2004-01-01T00:00:00">
            <text:p>1/1/2004</text:p>
          </table:table-cell>
          <table:table-cell table:style-name="ce41" office:value-type="string">
            <text:p> </text:p>
          </table:table-cell>
          <table:table-cell table:style-name="ce41" office:value-type="string">
            <text:p>Hadoop 0.x</text:p>
          </table:table-cell>
          <table:table-cell table:style-name="ce41" office:value-type="string">
            <text:p>Hadoop 1.x</text:p>
          </table:table-cell>
          <table:table-cell table:style-name="ce41" office:value-type="string">
            <text:p>Hadoop 2.x</text:p>
          </table:table-cell>
          <table:table-cell table:style-name="ce41" office:value-type="string">
            <text:p>SOLR </text:p>
          </table:table-cell>
          <table:table-cell table:style-name="ce41" office:value-type="string">
            <text:p>SOLR 3</text:p>
          </table:table-cell>
          <table:table-cell table:style-name="ce41" office:value-type="string">
            <text:p>TRRI-Jump</text:p>
          </table:table-cell>
        </table:table-row>
        <table:table-row table:style-name="ro2">
          <table:table-cell table:number-columns-repeated="10" table:style-name="ce33"/>
          <table:table-cell table:number-columns-repeated="17" table:style-name="ce30"/>
        </table:table-row>
        <table:table-row table:style-name="ro2">
          <table:table-cell table:style-name="ce31" office:value-type="string">
            <text:p>0.14.1</text:p>
          </table:table-cell>
          <table:table-cell table:style-name="ce32" office:value-type="date" office:date-value="2007-09-04T00:00:00">
            <text:p>04.09.2007</text:p>
          </table:table-cell>
          <table:table-cell table:style-name="ce33"/>
          <table:table-cell table:style-name="ce34" table:formula="of:=([.B4]-[.$C$2])/7" office:value-type="string">
            <text:p>192</text:p>
          </table:table-cell>
          <table:table-cell table:style-name="ce27" office:value-type="float" office:value="14">
            <text:p>14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15.0</text:p>
          </table:table-cell>
          <table:table-cell table:style-name="ce32" office:value-type="date" office:date-value="2007-10-29T00:00:00">
            <text:p>29.10.2007</text:p>
          </table:table-cell>
          <table:table-cell table:style-name="ce33"/>
          <table:table-cell table:style-name="ce34" table:formula="of:=([.B5]-[.$C$2])/7" office:value-type="string">
            <text:p>200</text:p>
          </table:table-cell>
          <table:table-cell table:style-name="ce27" office:value-type="float" office:value="15">
            <text:p>15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16.0</text:p>
          </table:table-cell>
          <table:table-cell table:style-name="ce32" office:value-type="date" office:date-value="2008-02-07T00:00:00">
            <text:p>07.02.2008</text:p>
          </table:table-cell>
          <table:table-cell table:style-name="ce33"/>
          <table:table-cell table:style-name="ce34" table:formula="of:=([.B6]-[.$C$2])/7" office:value-type="string">
            <text:p>214</text:p>
          </table:table-cell>
          <table:table-cell table:style-name="ce27" office:value-type="float" office:value="16">
            <text:p>16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17.0</text:p>
          </table:table-cell>
          <table:table-cell table:style-name="ce32" office:value-type="date" office:date-value="2008-05-20T00:00:00">
            <text:p>20.05.2008</text:p>
          </table:table-cell>
          <table:table-cell table:style-name="ce33"/>
          <table:table-cell table:style-name="ce34" table:formula="of:=([.B7]-[.$C$2])/7" office:value-type="string">
            <text:p>229</text:p>
          </table:table-cell>
          <table:table-cell table:style-name="ce27" office:value-type="float" office:value="17">
            <text:p>17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18.0</text:p>
          </table:table-cell>
          <table:table-cell table:style-name="ce32" office:value-type="date" office:date-value="2008-08-22T00:00:00">
            <text:p>22.08.2008</text:p>
          </table:table-cell>
          <table:table-cell table:style-name="ce33"/>
          <table:table-cell table:style-name="ce34" table:formula="of:=([.B8]-[.$C$2])/7" office:value-type="string">
            <text:p>242</text:p>
          </table:table-cell>
          <table:table-cell table:style-name="ce27" office:value-type="float" office:value="18">
            <text:p>18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19.0</text:p>
          </table:table-cell>
          <table:table-cell table:style-name="ce32" office:value-type="date" office:date-value="2008-11-21T00:00:00">
            <text:p>21.11.2008</text:p>
          </table:table-cell>
          <table:table-cell table:style-name="ce33"/>
          <table:table-cell table:style-name="ce34" table:formula="of:=([.B9]-[.$C$2])/7" office:value-type="string">
            <text:p>255</text:p>
          </table:table-cell>
          <table:table-cell table:style-name="ce27" office:value-type="float" office:value="19">
            <text:p>19</text:p>
          </table:table-cell>
          <table:table-cell table:number-columns-repeated="4" table:style-name="ce33"/>
          <table:table-cell table:style-name="ce27" office:value-type="float" office:value="130">
            <text:p>130</text:p>
          </table:table-cell>
          <table:table-cell/>
          <table:table-cell>
            <draw:frame table:end-cell-address="Hadoop.Q27" svg:x="0.13cm" svg:y="0.21cm" svg:width="15.87cm" svg:height="9.82cm" draw:z-index="0" draw:name="Chart 1" draw:style-name="gr1">
              <draw:object draw:notify-on-update-of-ranges="Hadoop.E4:Hadoop.E42 Hadoop.F4:Hadoop.F42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31" office:value-type="string">
            <text:p>0.20.0</text:p>
          </table:table-cell>
          <table:table-cell table:style-name="ce32" office:value-type="date" office:date-value="2009-04-22T00:00:00">
            <text:p>22.04.2009</text:p>
          </table:table-cell>
          <table:table-cell table:style-name="ce33"/>
          <table:table-cell table:style-name="ce34" table:formula="of:=([.B10]-[.$C$2])/7" office:value-type="string">
            <text:p>277</text:p>
          </table:table-cell>
          <table:table-cell table:style-name="ce27" office:value-type="float" office:value="20">
            <text:p>20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21.0</text:p>
          </table:table-cell>
          <table:table-cell table:style-name="ce32" office:value-type="date" office:date-value="2010-08-23T00:00:00">
            <text:p>23.08.2010</text:p>
          </table:table-cell>
          <table:table-cell table:style-name="ce33"/>
          <table:table-cell table:style-name="ce34" table:formula="of:=([.B11]-[.$C$2])/7" office:value-type="string">
            <text:p>347</text:p>
          </table:table-cell>
          <table:table-cell table:style-name="ce27" office:value-type="float" office:value="21">
            <text:p>21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23.0</text:p>
          </table:table-cell>
          <table:table-cell table:style-name="ce32" office:value-type="date" office:date-value="2011-11-11T00:00:00">
            <text:p>11.11.2011</text:p>
          </table:table-cell>
          <table:table-cell table:style-name="ce27" office:value-type="string">
            <text:p>alpha</text:p>
          </table:table-cell>
          <table:table-cell table:style-name="ce34" table:formula="of:=([.B12]-[.$C$2])/7" office:value-type="string">
            <text:p>410</text:p>
          </table:table-cell>
          <table:table-cell table:style-name="ce27" office:value-type="float" office:value="23">
            <text:p>23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0.22.0</text:p>
          </table:table-cell>
          <table:table-cell table:style-name="ce32" office:value-type="date" office:date-value="2011-12-10T00:00:00">
            <text:p>10.12.2011</text:p>
          </table:table-cell>
          <table:table-cell table:style-name="ce33"/>
          <table:table-cell table:style-name="ce34" table:formula="of:=([.B13]-[.$C$2])/7" office:value-type="string">
            <text:p>414</text:p>
          </table:table-cell>
          <table:table-cell table:style-name="ce27" office:value-type="float" office:value="22">
            <text:p>22</text:p>
          </table:table-cell>
          <table:table-cell table:number-columns-repeated="5" table:style-name="ce33"/>
        </table:table-row>
        <table:table-row table:style-name="ro2">
          <table:table-cell table:style-name="ce31" office:value-type="string">
            <text:p>1.0.0</text:p>
          </table:table-cell>
          <table:table-cell table:style-name="ce32" office:value-type="date" office:date-value="2011-12-27T00:00:00">
            <text:p>27.12.2011</text:p>
          </table:table-cell>
          <table:table-cell table:style-name="ce33"/>
          <table:table-cell table:style-name="ce34" table:formula="of:=([.B14]-[.$C$2])/7" office:value-type="string">
            <text:p>417</text:p>
          </table:table-cell>
          <table:table-cell table:style-name="ce33"/>
          <table:table-cell table:style-name="ce27" office:value-type="float" office:value="100">
            <text:p>100</text:p>
          </table:table-cell>
          <table:table-cell table:number-columns-repeated="4" table:style-name="ce33"/>
        </table:table-row>
        <table:table-row table:style-name="ro2">
          <table:table-cell table:style-name="ce31" office:value-type="string">
            <text:p>2.0.0</text:p>
          </table:table-cell>
          <table:table-cell table:style-name="ce32" office:value-type="date" office:date-value="2012-05-23T00:00:00">
            <text:p>23.05.2012</text:p>
          </table:table-cell>
          <table:table-cell table:style-name="ce27" office:value-type="string">
            <text:p>alpha</text:p>
          </table:table-cell>
          <table:table-cell table:style-name="ce34" table:formula="of:=([.B15]-[.$C$2])/7" office:value-type="string">
            <text:p>438</text:p>
          </table:table-cell>
          <table:table-cell table:number-columns-repeated="2" table:style-name="ce33"/>
          <table:table-cell table:style-name="ce27" office:value-type="float" office:value="200">
            <text:p>200</text:p>
          </table:table-cell>
          <table:table-cell table:number-columns-repeated="3" table:style-name="ce33"/>
        </table:table-row>
        <table:table-row table:style-name="ro2">
          <table:table-cell table:style-name="ce31" office:value-type="string">
            <text:p>1.1.0</text:p>
          </table:table-cell>
          <table:table-cell table:style-name="ce32" office:value-type="date" office:date-value="2012-10-13T00:00:00">
            <text:p>13.10.2012</text:p>
          </table:table-cell>
          <table:table-cell table:style-name="ce27" office:value-type="string">
            <text:p>beta</text:p>
          </table:table-cell>
          <table:table-cell table:style-name="ce34" table:formula="of:=([.B16]-[.$C$2])/7" office:value-type="string">
            <text:p>458</text:p>
          </table:table-cell>
          <table:table-cell table:style-name="ce33"/>
          <table:table-cell table:style-name="ce27" office:value-type="float" office:value="110">
            <text:p>110</text:p>
          </table:table-cell>
          <table:table-cell table:number-columns-repeated="4" table:style-name="ce33"/>
        </table:table-row>
        <table:table-row table:style-name="ro2">
          <table:table-cell table:style-name="ce31" office:value-type="string">
            <text:p>1.2.0</text:p>
          </table:table-cell>
          <table:table-cell table:style-name="ce32" office:value-type="date" office:date-value="2013-05-13T00:00:00">
            <text:p>13.05.2013</text:p>
          </table:table-cell>
          <table:table-cell table:style-name="ce33"/>
          <table:table-cell table:style-name="ce34" table:formula="of:=([.B17]-[.$C$2])/7" office:value-type="string">
            <text:p>489</text:p>
          </table:table-cell>
          <table:table-cell table:style-name="ce33"/>
          <table:table-cell table:style-name="ce27" office:value-type="float" office:value="120">
            <text:p>120</text:p>
          </table:table-cell>
          <table:table-cell table:number-columns-repeated="4" table:style-name="ce33"/>
        </table:table-row>
        <table:table-row table:style-name="ro2">
          <table:table-cell table:style-name="ce31" office:value-type="string">
            <text:p>2.1.0</text:p>
          </table:table-cell>
          <table:table-cell table:style-name="ce32" office:value-type="date" office:date-value="2013-08-25T00:00:00">
            <text:p>25.08.2013</text:p>
          </table:table-cell>
          <table:table-cell table:style-name="ce27" office:value-type="string">
            <text:p>beta</text:p>
          </table:table-cell>
          <table:table-cell table:style-name="ce34" table:formula="of:=([.B18]-[.$C$2])/7" office:value-type="string">
            <text:p>503</text:p>
          </table:table-cell>
          <table:table-cell table:number-columns-repeated="2" table:style-name="ce33"/>
          <table:table-cell table:style-name="ce27" office:value-type="float" office:value="210">
            <text:p>210</text:p>
          </table:table-cell>
          <table:table-cell table:number-columns-repeated="3" table:style-name="ce33"/>
        </table:table-row>
        <table:table-row table:style-name="ro2">
          <table:table-cell table:style-name="ce31" office:value-type="string">
            <text:p>2.2.0</text:p>
          </table:table-cell>
          <table:table-cell table:style-name="ce32" office:value-type="date" office:date-value="2013-10-15T00:00:00">
            <text:p>15.10.2013</text:p>
          </table:table-cell>
          <table:table-cell table:style-name="ce27" office:value-type="string">
            <text:p>GA</text:p>
          </table:table-cell>
          <table:table-cell table:style-name="ce34" table:formula="of:=([.B19]-[.$C$2])/7" office:value-type="string">
            <text:p>511</text:p>
          </table:table-cell>
          <table:table-cell table:number-columns-repeated="2" table:style-name="ce33"/>
          <table:table-cell table:style-name="ce27" office:value-type="float" office:value="220">
            <text:p>220</text:p>
          </table:table-cell>
          <table:table-cell table:number-columns-repeated="3" table:style-name="ce33"/>
        </table:table-row>
        <table:table-row table:style-name="ro2">
          <table:table-cell table:style-name="ce31" office:value-type="string">
            <text:p>2.3.0</text:p>
          </table:table-cell>
          <table:table-cell table:style-name="ce32" office:value-type="date" office:date-value="2014-02-20T00:00:00">
            <text:p>20.02.2014</text:p>
          </table:table-cell>
          <table:table-cell table:style-name="ce33"/>
          <table:table-cell table:style-name="ce34" table:formula="of:=([.B20]-[.$C$2])/7" office:value-type="string">
            <text:p>529</text:p>
          </table:table-cell>
          <table:table-cell table:number-columns-repeated="2" table:style-name="ce33"/>
          <table:table-cell table:style-name="ce27" office:value-type="float" office:value="230">
            <text:p>230</text:p>
          </table:table-cell>
          <table:table-cell table:number-columns-repeated="3" table:style-name="ce33"/>
        </table:table-row>
        <table:table-row table:style-name="ro2">
          <table:table-cell table:style-name="ce31" office:value-type="string">
            <text:p>2.4.0</text:p>
          </table:table-cell>
          <table:table-cell table:style-name="ce32" office:value-type="date" office:date-value="2014-04-07T00:00:00">
            <text:p>07.04.2014</text:p>
          </table:table-cell>
          <table:table-cell table:style-name="ce33"/>
          <table:table-cell table:style-name="ce34" table:formula="of:=([.B21]-[.$C$2])/7" office:value-type="string">
            <text:p>536</text:p>
          </table:table-cell>
          <table:table-cell table:number-columns-repeated="2" table:style-name="ce33"/>
          <table:table-cell table:style-name="ce27" office:value-type="float" office:value="240">
            <text:p>240</text:p>
          </table:table-cell>
          <table:table-cell table:number-columns-repeated="3" table:style-name="ce33"/>
        </table:table-row>
        <table:table-row table:style-name="ro2">
          <table:table-cell table:number-columns-repeated="3" table:style-name="ce43"/>
          <table:table-cell table:style-name="ce44" office:value-type="float" office:value="155.14285714285714">
            <text:p>155</text:p>
          </table:table-cell>
          <table:table-cell table:number-columns-repeated="3" table:style-name="ce43"/>
          <table:table-cell table:style-name="ce45" office:value-type="float" office:value="110">
            <text:p>110</text:p>
          </table:table-cell>
          <table:table-cell table:number-columns-repeated="2"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178.85714285714286">
            <text:p>179</text:p>
          </table:table-cell>
          <table:table-cell table:number-columns-repeated="3" table:style-name="ce43"/>
          <table:table-cell table:style-name="ce45" office:value-type="float" office:value="120">
            <text:p>120</text:p>
          </table:table-cell>
          <table:table-cell table:number-columns-repeated="2"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245.71428571428572">
            <text:p>246</text:p>
          </table:table-cell>
          <table:table-cell table:number-columns-repeated="3" table:style-name="ce43"/>
          <table:table-cell table:style-name="ce45" office:value-type="float" office:value="130">
            <text:p>130</text:p>
          </table:table-cell>
          <table:table-cell table:number-columns-repeated="2"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305.7142857142857">
            <text:p>306</text:p>
          </table:table-cell>
          <table:table-cell table:number-columns-repeated="3" table:style-name="ce43"/>
          <table:table-cell table:style-name="ce45" office:value-type="float" office:value="140">
            <text:p>140</text:p>
          </table:table-cell>
          <table:table-cell table:number-columns-repeated="2"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378">
            <text:p>378</text:p>
          </table:table-cell>
          <table:table-cell table:number-columns-repeated="4" table:style-name="ce43"/>
          <table:table-cell table:style-name="ce45" office:value-type="float" office:value="310">
            <text:p>310</text:p>
          </table:table-cell>
          <table:table-cell table:style-name="ce45" office:value-type="float" office:value="19">
            <text:p>19</text:p>
          </table:table-cell>
        </table:table-row>
        <table:table-row table:style-name="ro2">
          <table:table-cell table:number-columns-repeated="3" table:style-name="ce43"/>
          <table:table-cell table:style-name="ce44" office:value-type="float" office:value="387.14285714285717">
            <text:p>387</text:p>
          </table:table-cell>
          <table:table-cell table:number-columns-repeated="4" table:style-name="ce43"/>
          <table:table-cell table:style-name="ce45" office:value-type="float" office:value="320">
            <text:p>320</text:p>
          </table:table-cell>
          <table:table-cell table:style-name="ce43"/>
          <table:table-cell/>
          <table:table-cell>
            <draw:frame table:end-cell-address="Hadoop.T48" svg:x="0.13cm" svg:y="0.42cm" svg:width="23.23cm" svg:height="11.27cm" draw:z-index="1" draw:name="Chart 2" draw:style-name="gr2">
              <draw:object draw:notify-on-update-of-ranges="Hadoop.E4:Hadoop.E42 Hadoop.F4:Hadoop.F42 Hadoop.G4:Hadoop.G42 Hadoop.H4:Hadoop.H42 Hadoop.I4:Hadoop.I42 Hadoop.J4:Hadoop.J42 " xlink:href="./Object 0-1" xlink:type="simple" xlink:show="embed" xlink:actuate="onLoad"/>
              <draw:image xlink:href="./ObjectReplacements/Object 0-1" xlink:show="embed" xlink:actuate="onLoad"/>
            </draw:frame>
          </table:table-cell>
        </table:table-row>
        <table:table-row table:style-name="ro2">
          <table:table-cell table:number-columns-repeated="3" table:style-name="ce43"/>
          <table:table-cell table:style-name="ce44" office:value-type="float" office:value="392.57142857142856">
            <text:p>393</text:p>
          </table:table-cell>
          <table:table-cell table:number-columns-repeated="4" table:style-name="ce43"/>
          <table:table-cell table:style-name="ce45" office:value-type="float" office:value="330">
            <text:p>33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02">
            <text:p>402</text:p>
          </table:table-cell>
          <table:table-cell table:number-columns-repeated="4" table:style-name="ce43"/>
          <table:table-cell table:style-name="ce45" office:value-type="float" office:value="340">
            <text:p>34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12.42857142857144">
            <text:p>412</text:p>
          </table:table-cell>
          <table:table-cell table:number-columns-repeated="4" table:style-name="ce43"/>
          <table:table-cell table:style-name="ce45" office:value-type="float" office:value="350">
            <text:p>35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32">
            <text:p>432</text:p>
          </table:table-cell>
          <table:table-cell table:number-columns-repeated="4" table:style-name="ce43"/>
          <table:table-cell table:style-name="ce45" office:value-type="float" office:value="360">
            <text:p>36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43.7142857142857">
            <text:p>444</text:p>
          </table:table-cell>
          <table:table-cell table:number-columns-repeated="4" table:style-name="ce43"/>
          <table:table-cell table:style-name="ce45" office:value-type="float" office:value="400">
            <text:p>40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49.42857142857144">
            <text:p>449</text:p>
          </table:table-cell>
          <table:table-cell table:number-columns-repeated="4" table:style-name="ce43"/>
          <table:table-cell table:style-name="ce45" office:value-type="float" office:value="400">
            <text:p>40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72.7142857142857">
            <text:p>473</text:p>
          </table:table-cell>
          <table:table-cell table:number-columns-repeated="4" table:style-name="ce43"/>
          <table:table-cell table:style-name="ce45" office:value-type="float" office:value="410">
            <text:p>41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79.57142857142856">
            <text:p>480</text:p>
          </table:table-cell>
          <table:table-cell table:number-columns-repeated="4" table:style-name="ce43"/>
          <table:table-cell table:style-name="ce45" office:value-type="float" office:value="420">
            <text:p>42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87.42857142857144">
            <text:p>487</text:p>
          </table:table-cell>
          <table:table-cell table:number-columns-repeated="4" table:style-name="ce43"/>
          <table:table-cell table:style-name="ce45" office:value-type="float" office:value="430">
            <text:p>43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498.7142857142857">
            <text:p>499</text:p>
          </table:table-cell>
          <table:table-cell table:number-columns-repeated="4" table:style-name="ce43"/>
          <table:table-cell table:style-name="ce45" office:value-type="float" office:value="440">
            <text:p>44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509.2857142857143">
            <text:p>509</text:p>
          </table:table-cell>
          <table:table-cell table:number-columns-repeated="4" table:style-name="ce43"/>
          <table:table-cell table:style-name="ce45" office:value-type="float" office:value="450">
            <text:p>45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516.4285714285714">
            <text:p>516</text:p>
          </table:table-cell>
          <table:table-cell table:number-columns-repeated="4" table:style-name="ce43"/>
          <table:table-cell table:style-name="ce45" office:value-type="float" office:value="460">
            <text:p>46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529.8571428571429">
            <text:p>530</text:p>
          </table:table-cell>
          <table:table-cell table:number-columns-repeated="4" table:style-name="ce43"/>
          <table:table-cell table:style-name="ce45" office:value-type="float" office:value="470">
            <text:p>47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538.5714285714286">
            <text:p>539</text:p>
          </table:table-cell>
          <table:table-cell table:number-columns-repeated="4" table:style-name="ce43"/>
          <table:table-cell table:style-name="ce45" office:value-type="float" office:value="480">
            <text:p>480</text:p>
          </table:table-cell>
          <table:table-cell table:style-name="ce43"/>
        </table:table-row>
        <table:table-row table:style-name="ro2">
          <table:table-cell table:number-columns-repeated="3" table:style-name="ce43"/>
          <table:table-cell table:style-name="ce44" office:value-type="float" office:value="546.8571428571429">
            <text:p>547</text:p>
          </table:table-cell>
          <table:table-cell table:number-columns-repeated="4" table:style-name="ce43"/>
          <table:table-cell table:style-name="ce45" office:value-type="float" office:value="490">
            <text:p>490</text:p>
          </table:table-cell>
          <table:table-cell table:style-name="ce43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  <table:table-row table:style-name="ro2">
          <table:table-cell table:number-columns-repeated="10" table:style-name="ce40"/>
        </table:table-row>
      </table:table>
      <table:table table:name="SOLR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SOLR</text:p>
          </table:table-cell>
          <table:table-cell table:style-name="ce22" office:value-type="string" office:value="https://issues.apache.org/jira/browse/SOLR?selectedTab=com.atlassian.jira.jira-projects-plugin:versions-panel&amp;subset=-1">
            <text:p><text:a xlink:href="https://issues.apache.org/jira/browse/SOLR?selectedTab=com.atlassian.jira.jira-projects-plugin:versions-panel&amp;subset=-1">https://issues.apache.org/jira/browse/SOLR?selectedTab=com.atlassian.jira.jira-projects-plugin:versions-panel&amp;subset=-1</text:a></text:p>
          </table:table-cell>
        </table:table-row>
        <table:table-row table:style-name="ro2">
          <table:table-cell table:style-name="ce23" office:value-type="string">
            <text:p>Version</text:p>
          </table:table-cell>
          <table:table-cell table:style-name="ce24" office:value-type="string">
            <text:p>date</text:p>
          </table:table-cell>
          <table:table-cell table:style-name="ce25"/>
          <table:table-cell table:style-name="ce26" office:value-type="string">
            <text:p>weeks</text:p>
          </table:table-cell>
          <table:table-cell table:style-name="ce26" office:value-type="string">
            <text:p>version code</text:p>
          </table:table-cell>
        </table:table-row>
        <table:table-row table:style-name="ro2">
          <table:table-cell table:style-name="ce27" office:value-type="string">
            <text:p>n.a.</text:p>
          </table:table-cell>
          <table:table-cell table:style-name="ce28" office:value-type="date" office:date-value="2004-01-01T00:00:00">
            <text:p>1/1/2004</text:p>
          </table:table-cell>
          <table:table-cell table:style-name="ce29"/>
          <table:table-cell table:style-name="ce27" office:value-type="float" office:value="0">
            <text:p>0</text:p>
          </table:table-cell>
          <table:table-cell table:style-name="ce27" office:value-type="string">
            <text:p>n.a.</text:p>
          </table:table-cell>
          <table:table-cell table:number-columns-repeated="21" table:style-name="ce30"/>
        </table:table-row>
        <table:table-row table:style-name="ro2">
          <table:table-cell table:style-name="ce31" office:value-type="string">
            <text:p>1.1.0</text:p>
          </table:table-cell>
          <table:table-cell table:style-name="ce32" office:value-type="date" office:date-value="2006-12-22T00:00:00">
            <text:p>22.12.2006</text:p>
          </table:table-cell>
          <table:table-cell table:style-name="ce33"/>
          <table:table-cell table:style-name="ce34" table:formula="of:=([.B4]-[.$B$3])/7" office:value-type="string">
            <text:p>155</text:p>
          </table:table-cell>
          <table:table-cell table:style-name="ce27" office:value-type="float" office:value="110">
            <text:p>110</text:p>
          </table:table-cell>
        </table:table-row>
        <table:table-row table:style-name="ro2">
          <table:table-cell table:style-name="ce31" office:value-type="string">
            <text:p>1.2.0</text:p>
          </table:table-cell>
          <table:table-cell table:style-name="ce32" office:value-type="date" office:date-value="2007-06-06T00:00:00">
            <text:p>06.06.2007</text:p>
          </table:table-cell>
          <table:table-cell table:style-name="ce33"/>
          <table:table-cell table:style-name="ce34" table:formula="of:=([.B5]-[.$B$3])/7" office:value-type="string">
            <text:p>179</text:p>
          </table:table-cell>
          <table:table-cell table:style-name="ce27" office:value-type="float" office:value="120">
            <text:p>120</text:p>
          </table:table-cell>
        </table:table-row>
        <table:table-row table:style-name="ro2">
          <table:table-cell table:style-name="ce31" office:value-type="string">
            <text:p>1.3.0</text:p>
          </table:table-cell>
          <table:table-cell table:style-name="ce32" office:value-type="date" office:date-value="2008-09-16T00:00:00">
            <text:p>16.09.2008</text:p>
          </table:table-cell>
          <table:table-cell table:style-name="ce33"/>
          <table:table-cell table:style-name="ce34" table:formula="of:=([.B6]-[.$B$3])/7" office:value-type="string">
            <text:p>246</text:p>
          </table:table-cell>
          <table:table-cell table:style-name="ce27" office:value-type="float" office:value="130">
            <text:p>130</text:p>
          </table:table-cell>
        </table:table-row>
        <table:table-row table:style-name="ro2">
          <table:table-cell table:style-name="ce31" office:value-type="string">
            <text:p>1.4.0</text:p>
          </table:table-cell>
          <table:table-cell table:style-name="ce32" office:value-type="date" office:date-value="2009-11-10T00:00:00">
            <text:p>10.11.2009</text:p>
          </table:table-cell>
          <table:table-cell table:style-name="ce33"/>
          <table:table-cell table:style-name="ce34" table:formula="of:=([.B7]-[.$B$3])/7" office:value-type="string">
            <text:p>306</text:p>
          </table:table-cell>
          <table:table-cell table:style-name="ce27" office:value-type="float" office:value="140">
            <text:p>140</text:p>
          </table:table-cell>
        </table:table-row>
        <table:table-row table:style-name="ro2">
          <table:table-cell table:style-name="ce31" office:value-type="string">
            <text:p>3.1.0</text:p>
          </table:table-cell>
          <table:table-cell table:style-name="ce32" office:value-type="date" office:date-value="2011-03-31T00:00:00">
            <text:p>31.03.2011</text:p>
          </table:table-cell>
          <table:table-cell table:style-name="ce33"/>
          <table:table-cell table:style-name="ce34" table:formula="of:=([.B8]-[.$B$3])/7" office:value-type="string">
            <text:p>378</text:p>
          </table:table-cell>
          <table:table-cell table:style-name="ce27" office:value-type="float" office:value="310">
            <text:p>310</text:p>
          </table:table-cell>
        </table:table-row>
        <table:table-row table:style-name="ro2">
          <table:table-cell table:style-name="ce31" office:value-type="string">
            <text:p>3.2.0</text:p>
          </table:table-cell>
          <table:table-cell table:style-name="ce32" office:value-type="date" office:date-value="2011-06-03T00:00:00">
            <text:p>03.06.2011</text:p>
          </table:table-cell>
          <table:table-cell table:style-name="ce33"/>
          <table:table-cell table:style-name="ce34" table:formula="of:=([.B9]-[.$B$3])/7" office:value-type="string">
            <text:p>387</text:p>
          </table:table-cell>
          <table:table-cell table:style-name="ce27" office:value-type="float" office:value="320">
            <text:p>320</text:p>
          </table:table-cell>
        </table:table-row>
        <table:table-row table:style-name="ro2">
          <table:table-cell table:style-name="ce31" office:value-type="string">
            <text:p>3.3.0</text:p>
          </table:table-cell>
          <table:table-cell table:style-name="ce32" office:value-type="date" office:date-value="2011-07-11T00:00:00">
            <text:p>11.07.2011</text:p>
          </table:table-cell>
          <table:table-cell table:style-name="ce33"/>
          <table:table-cell table:style-name="ce34" table:formula="of:=([.B10]-[.$B$3])/7" office:value-type="string">
            <text:p>393</text:p>
          </table:table-cell>
          <table:table-cell table:style-name="ce27" office:value-type="float" office:value="330">
            <text:p>330</text:p>
          </table:table-cell>
        </table:table-row>
        <table:table-row table:style-name="ro2">
          <table:table-cell table:style-name="ce31" office:value-type="string">
            <text:p>3.4.0</text:p>
          </table:table-cell>
          <table:table-cell table:style-name="ce32" office:value-type="date" office:date-value="2011-09-15T00:00:00">
            <text:p>15.09.2011</text:p>
          </table:table-cell>
          <table:table-cell table:style-name="ce33"/>
          <table:table-cell table:style-name="ce34" table:formula="of:=([.B11]-[.$B$3])/7" office:value-type="string">
            <text:p>402</text:p>
          </table:table-cell>
          <table:table-cell table:style-name="ce27" office:value-type="float" office:value="340">
            <text:p>340</text:p>
          </table:table-cell>
        </table:table-row>
        <table:table-row table:style-name="ro2">
          <table:table-cell table:style-name="ce31" office:value-type="string">
            <text:p>3.5.0</text:p>
          </table:table-cell>
          <table:table-cell table:style-name="ce32" office:value-type="date" office:date-value="2011-11-27T00:00:00">
            <text:p>27.11.2011</text:p>
          </table:table-cell>
          <table:table-cell table:style-name="ce33"/>
          <table:table-cell table:style-name="ce34" table:formula="of:=([.B12]-[.$B$3])/7" office:value-type="string">
            <text:p>412</text:p>
          </table:table-cell>
          <table:table-cell table:style-name="ce27" office:value-type="float" office:value="350">
            <text:p>350</text:p>
          </table:table-cell>
        </table:table-row>
        <table:table-row table:style-name="ro2">
          <table:table-cell table:style-name="ce31" office:value-type="string">
            <text:p>3.6.0</text:p>
          </table:table-cell>
          <table:table-cell table:style-name="ce32" office:value-type="date" office:date-value="2012-04-12T00:00:00">
            <text:p>12.04.2012</text:p>
          </table:table-cell>
          <table:table-cell table:style-name="ce33"/>
          <table:table-cell table:style-name="ce34" table:formula="of:=([.B13]-[.$B$3])/7" office:value-type="string">
            <text:p>432</text:p>
          </table:table-cell>
          <table:table-cell table:style-name="ce27" office:value-type="float" office:value="360">
            <text:p>360</text:p>
          </table:table-cell>
        </table:table-row>
        <table:table-row table:style-name="ro2">
          <table:table-cell table:style-name="ce31" office:value-type="string">
            <text:p>4.0.0</text:p>
          </table:table-cell>
          <table:table-cell table:style-name="ce32" office:value-type="date" office:date-value="2012-07-03T00:00:00">
            <text:p>03.07.2012</text:p>
          </table:table-cell>
          <table:table-cell table:style-name="ce27" office:value-type="string">
            <text:p>alpha</text:p>
          </table:table-cell>
          <table:table-cell table:style-name="ce34" table:formula="of:=([.B14]-[.$B$3])/7" office:value-type="string">
            <text:p>444</text:p>
          </table:table-cell>
          <table:table-cell table:style-name="ce27" office:value-type="float" office:value="400">
            <text:p>400</text:p>
          </table:table-cell>
        </table:table-row>
        <table:table-row table:style-name="ro2">
          <table:table-cell table:style-name="ce31" office:value-type="string">
            <text:p>4.0.0</text:p>
          </table:table-cell>
          <table:table-cell table:style-name="ce32" office:value-type="date" office:date-value="2012-08-12T00:00:00">
            <text:p>12.08.2012</text:p>
          </table:table-cell>
          <table:table-cell table:style-name="ce27" office:value-type="string">
            <text:p>beta</text:p>
          </table:table-cell>
          <table:table-cell table:style-name="ce34" table:formula="of:=([.B15]-[.$B$3])/7" office:value-type="string">
            <text:p>449</text:p>
          </table:table-cell>
          <table:table-cell table:style-name="ce27" office:value-type="float" office:value="400">
            <text:p>400</text:p>
          </table:table-cell>
        </table:table-row>
        <table:table-row table:style-name="ro2">
          <table:table-cell table:style-name="ce31" office:value-type="string">
            <text:p>4.1.0</text:p>
          </table:table-cell>
          <table:table-cell table:style-name="ce32" office:value-type="date" office:date-value="2013-01-22T00:00:00">
            <text:p>22.01.2013</text:p>
          </table:table-cell>
          <table:table-cell table:style-name="ce33"/>
          <table:table-cell table:style-name="ce34" table:formula="of:=([.B16]-[.$B$3])/7" office:value-type="string">
            <text:p>473</text:p>
          </table:table-cell>
          <table:table-cell table:style-name="ce27" office:value-type="float" office:value="410">
            <text:p>410</text:p>
          </table:table-cell>
        </table:table-row>
        <table:table-row table:style-name="ro2">
          <table:table-cell table:style-name="ce31" office:value-type="string">
            <text:p>4.2.0</text:p>
          </table:table-cell>
          <table:table-cell table:style-name="ce32" office:value-type="date" office:date-value="2013-03-11T00:00:00">
            <text:p>11.03.2013</text:p>
          </table:table-cell>
          <table:table-cell table:style-name="ce33"/>
          <table:table-cell table:style-name="ce34" table:formula="of:=([.B17]-[.$B$3])/7" office:value-type="string">
            <text:p>480</text:p>
          </table:table-cell>
          <table:table-cell table:style-name="ce27" office:value-type="float" office:value="420">
            <text:p>420</text:p>
          </table:table-cell>
        </table:table-row>
        <table:table-row table:style-name="ro2">
          <table:table-cell table:style-name="ce31" office:value-type="string">
            <text:p>4.3.0</text:p>
          </table:table-cell>
          <table:table-cell table:style-name="ce32" office:value-type="date" office:date-value="2013-05-05T00:00:00">
            <text:p>05.05.2013</text:p>
          </table:table-cell>
          <table:table-cell table:style-name="ce33"/>
          <table:table-cell table:style-name="ce34" table:formula="of:=([.B18]-[.$B$3])/7" office:value-type="string">
            <text:p>487</text:p>
          </table:table-cell>
          <table:table-cell table:style-name="ce27" office:value-type="float" office:value="430">
            <text:p>430</text:p>
          </table:table-cell>
        </table:table-row>
        <table:table-row table:style-name="ro2">
          <table:table-cell table:style-name="ce31" office:value-type="string">
            <text:p>4.4.0</text:p>
          </table:table-cell>
          <table:table-cell table:style-name="ce32" office:value-type="date" office:date-value="2013-07-23T00:00:00">
            <text:p>23.07.2013</text:p>
          </table:table-cell>
          <table:table-cell table:style-name="ce33"/>
          <table:table-cell table:style-name="ce34" table:formula="of:=([.B19]-[.$B$3])/7" office:value-type="string">
            <text:p>499</text:p>
          </table:table-cell>
          <table:table-cell table:style-name="ce27" office:value-type="float" office:value="440">
            <text:p>440</text:p>
          </table:table-cell>
        </table:table-row>
        <table:table-row table:style-name="ro2">
          <table:table-cell table:style-name="ce31" office:value-type="string">
            <text:p>4.5.0</text:p>
          </table:table-cell>
          <table:table-cell table:style-name="ce32" office:value-type="date" office:date-value="2013-10-05T00:00:00">
            <text:p>05.10.2013</text:p>
          </table:table-cell>
          <table:table-cell table:style-name="ce33"/>
          <table:table-cell table:style-name="ce34" table:formula="of:=([.B20]-[.$B$3])/7" office:value-type="string">
            <text:p>509</text:p>
          </table:table-cell>
          <table:table-cell table:style-name="ce27" office:value-type="float" office:value="450">
            <text:p>450</text:p>
          </table:table-cell>
        </table:table-row>
        <table:table-row table:style-name="ro2">
          <table:table-cell table:style-name="ce31" office:value-type="string">
            <text:p>4.6.0</text:p>
          </table:table-cell>
          <table:table-cell table:style-name="ce32" office:value-type="date" office:date-value="2013-11-24T00:00:00">
            <text:p>24.11.2013</text:p>
          </table:table-cell>
          <table:table-cell table:style-name="ce33"/>
          <table:table-cell table:style-name="ce34" table:formula="of:=([.B21]-[.$B$3])/7" office:value-type="string">
            <text:p>516</text:p>
          </table:table-cell>
          <table:table-cell table:style-name="ce27" office:value-type="float" office:value="460">
            <text:p>460</text:p>
          </table:table-cell>
        </table:table-row>
        <table:table-row table:style-name="ro2">
          <table:table-cell table:style-name="ce31" office:value-type="string">
            <text:p>4.7.0</text:p>
          </table:table-cell>
          <table:table-cell table:style-name="ce32" office:value-type="date" office:date-value="2014-02-26T00:00:00">
            <text:p>26.02.2014</text:p>
          </table:table-cell>
          <table:table-cell table:style-name="ce33"/>
          <table:table-cell table:style-name="ce34" table:formula="of:=([.B22]-[.$B$3])/7" office:value-type="string">
            <text:p>530</text:p>
          </table:table-cell>
          <table:table-cell table:style-name="ce27" office:value-type="float" office:value="470">
            <text:p>470</text:p>
          </table:table-cell>
        </table:table-row>
        <table:table-row table:style-name="ro2">
          <table:table-cell table:style-name="ce31" office:value-type="string">
            <text:p>4.8.0</text:p>
          </table:table-cell>
          <table:table-cell table:style-name="ce32" office:value-type="date" office:date-value="2014-04-28T00:00:00">
            <text:p>28.04.2014</text:p>
          </table:table-cell>
          <table:table-cell table:style-name="ce33"/>
          <table:table-cell table:style-name="ce34" table:formula="of:=([.B23]-[.$B$3])/7" office:value-type="string">
            <text:p>539</text:p>
          </table:table-cell>
          <table:table-cell table:style-name="ce27" office:value-type="float" office:value="480">
            <text:p>480</text:p>
          </table:table-cell>
        </table:table-row>
        <table:table-row table:style-name="ro2">
          <table:table-cell table:style-name="ce31" office:value-type="string">
            <text:p>4.9.0</text:p>
          </table:table-cell>
          <table:table-cell table:style-name="ce32" office:value-type="date" office:date-value="2014-06-25T00:00:00">
            <text:p>25.06.2014</text:p>
          </table:table-cell>
          <table:table-cell table:style-name="ce33"/>
          <table:table-cell table:style-name="ce34" table:formula="of:=([.B24]-[.$B$3])/7" office:value-type="string">
            <text:p>547</text:p>
          </table:table-cell>
          <table:table-cell table:style-name="ce27" office:value-type="float" office:value="490">
            <text:p>490</text:p>
          </table:table-cell>
        </table:table-row>
        <table:table-row table:style-name="ro2">
          <table:table-cell table:style-name="ce35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  <table:table-row table:style-name="ro2">
          <table:table-cell table:style-name="ce37"/>
          <table:table-cell table:style-name="ce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doop" style:display-name="PageStyle_Hadoop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OLR" style:display-name="PageStyle_SOLR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0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chart-properties chart:auto-position="true" /><style:graphic-properties draw:stroke="none" draw:fill="none" /><style:text-properties fo:color="#999999" fo:font-family="Calibri" fo:font-size="12pt" style:font-size-asian="12pt" style:font-size-complex="12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maximum="600" chart:minimum="100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maximum="200" chart:minimum="0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cccccc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264583333333333cm" chart:symbol-height="0.264583333333333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style:style style:name="ch13" style:family="chart"><style:chart-properties chart:symbol-name="arrow-right" chart:symbol-type="named-symbol" chart:symbol-width="0.264583333333333cm" chart:symbol-height="0.264583333333333cm" /><style:graphic-properties draw:stroke="none" svg:stroke-width="0.132291666666667cm" draw:fill-color="#c0504d" draw:fill="solid" /></style:style><style:style style:name="ch14" style:family="chart"><style:graphic-properties draw:stroke="none" svg:stroke-width="0.132291666666667cm" draw:fill-color="#c0504d" draw:fill="solid" /></style:style></office:automatic-styles><office:body><office:chart><chart:chart svg:width="15.87cm" svg:height="9.82cm" chart:class="chart:scatter" chart:style-name="ch1"><chart:legend chart:legend-position="top" svg:x="2.78in" svg:y="0.19in" chart:style-name="ch2" chartooo:width="1.75cm" chartooo:height="0.71cm" /><chart:plot-area table:cell-range-address="Hadoop.E4:Hadoop.E42 Hadoop.E3 Hadoop.F4:Hadoop.F42 Hadoop.F3" svg:x="0.98cm" svg:width="14.63cm" svg:y="1.19cm" svg:height="7.65cm" chart:style-name="ch3"><chart:axis chart:name="primary-x" chart:dimension="x" chart:style-name="ch4"><chart:categories table:cell-range-address="Hadoop.D4:Hadoop.D42" chart:style-name="ch4" /><chart:title svg:x="2.67in" svg:y="3.52in" chart:style-name="ch6"><text:p>week since 2004-01-01</text:p></chart:title><chart:grid chart:class="major" chart:style-name="ch9" /></chart:axis><chart:axis chart:name="primary-y" chart:dimension="y" chart:style-name="ch7"><chart:title svg:x="0.15in" svg:y="0.99in" chart:style-name="ch10"><text:p>Version Code (Hadoop only)</text:p></chart:title><chart:grid chart:class="major" chart:style-name="ch9" /><chart:grid chart:class="minor" chart:style-name="ch8" /></chart:axis><chart:series chart:values-cell-range-address="Hadoop.E4:Hadoop.E42" chart:class="chart:scatter" chart:label-cell-address="Hadoop.E3" chart:style-name="ch11"><chart:domain table:cell-range-address="Hadoop.D4:Hadoop.D42" /><chart:data-point chart:style-name="ch12" chart:repeated="39" /></chart:series><chart:series chart:values-cell-range-address="Hadoop.F4:Hadoop.F42" chart:class="chart:scatter" chart:label-cell-address="Hadoop.F3" chart:style-name="ch13"><chart:domain table:cell-range-address="Hadoop.D4:Hadoop.D42" /><chart:data-point chart:style-name="ch14" chart:repeated="39" /></chart:series><chart:wall chart:style-name="ch3" /></chart:plot-area></chart:chart></office:chart></office:body></office:document-content>
</file>

<file path=Object 0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572a7" draw:fill="solid" /></style:style><style:style style:name="ch11" style:family="chart"><style:graphic-properties draw:stroke="none" svg:stroke-width="0.132291666666667cm" draw:fill-color="#4572a7" draw:fill="solid" /></style:style><style:style style:name="ch12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aa4643" draw:fill="solid" /></style:style><style:style style:name="ch13" style:family="chart"><style:graphic-properties draw:stroke="none" svg:stroke-width="0.132291666666667cm" draw:fill-color="#aa4643" draw:fill="solid" /></style:style><style:style style:name="ch14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89a54e" draw:fill="solid" /></style:style><style:style style:name="ch15" style:family="chart"><style:graphic-properties draw:stroke="none" svg:stroke-width="0.132291666666667cm" draw:fill-color="#89a54e" draw:fill="solid" /></style:style><style:style style:name="ch16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71588f" draw:fill="solid" /></style:style><style:style style:name="ch17" style:family="chart"><style:graphic-properties draw:stroke="none" svg:stroke-width="0.132291666666667cm" draw:fill-color="#71588f" draw:fill="solid" /></style:style><style:style style:name="ch18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198af" draw:fill="solid" /></style:style><style:style style:name="ch19" style:family="chart"><style:graphic-properties draw:stroke="none" svg:stroke-width="0.132291666666667cm" draw:fill-color="#4198af" draw:fill="solid" /></style:style><style:style style:name="ch20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db843d" draw:fill="solid" /></style:style><style:style style:name="ch21" style:family="chart"><style:graphic-properties draw:stroke="none" svg:stroke-width="0.132291666666667cm" draw:fill-color="#db843d" draw:fill="solid" /></style:style></office:automatic-styles><office:body><office:chart><chart:chart svg:width="23.23cm" svg:height="11.27cm" chart:class="chart:scatter" chart:style-name="ch1"><chart:legend chart:legend-position="top-end" svg:x="8.88in" svg:y="0.1in" chart:style-name="ch2" chartooo:width="0.42cm" chartooo:height="3.81cm" /><chart:plot-area table:cell-range-address="Hadoop.E4:Hadoop.E42 Hadoop.E3 Hadoop.F4:Hadoop.F42 Hadoop.F3 Hadoop.G4:Hadoop.G42 Hadoop.G3 Hadoop.H4:Hadoop.H42 Hadoop.H3 Hadoop.I4:Hadoop.I42 Hadoop.I3 Hadoop.J4:Hadoop.J42 Hadoop.J3" svg:x="0.98cm" svg:width="21.99cm" svg:y="0.26cm" svg:height="10.03cm" chart:style-name="ch3"><chart:axis chart:name="primary-x" chart:dimension="x" chart:style-name="ch4"><chart:categories table:cell-range-address="Hadoop.D4:Hadoop.D42" chart:style-name="ch4" /><chart:title svg:x="4.12in" svg:y="4.09in" chart:style-name="ch6"><text:p>week since 2004-01-01</text:p></chart:title><chart:grid chart:class="major" chart:style-name="ch8" /></chart:axis><chart:axis chart:name="primary-y" chart:dimension="y" chart:style-name="ch7"><chart:title svg:x="0.15in" svg:y="1.55in" chart:style-name="ch9"><text:p>version code</text:p></chart:title><chart:grid chart:class="major" chart:style-name="ch8" /></chart:axis><chart:series chart:values-cell-range-address="Hadoop.E4:Hadoop.E42" chart:class="chart:scatter" chart:label-cell-address="Hadoop.E3" chart:style-name="ch10"><chart:domain table:cell-range-address="Hadoop.D4:Hadoop.D42" /><chart:data-point chart:style-name="ch11" chart:repeated="39" /></chart:series><chart:series chart:values-cell-range-address="Hadoop.F4:Hadoop.F42" chart:class="chart:scatter" chart:label-cell-address="Hadoop.F3" chart:style-name="ch12"><chart:domain table:cell-range-address="Hadoop.D4:Hadoop.D42" /><chart:data-point chart:style-name="ch13" chart:repeated="39" /></chart:series><chart:series chart:values-cell-range-address="Hadoop.G4:Hadoop.G42" chart:class="chart:scatter" chart:label-cell-address="Hadoop.G3" chart:style-name="ch14"><chart:domain table:cell-range-address="Hadoop.D4:Hadoop.D42" /><chart:data-point chart:style-name="ch15" chart:repeated="39" /></chart:series><chart:series chart:values-cell-range-address="Hadoop.H4:Hadoop.H42" chart:class="chart:scatter" chart:label-cell-address="Hadoop.H3" chart:style-name="ch16"><chart:domain table:cell-range-address="Hadoop.D4:Hadoop.D42" /><chart:data-point chart:style-name="ch17" chart:repeated="39" /></chart:series><chart:series chart:values-cell-range-address="Hadoop.I4:Hadoop.I42" chart:class="chart:scatter" chart:label-cell-address="Hadoop.I3" chart:style-name="ch18"><chart:domain table:cell-range-address="Hadoop.D4:Hadoop.D42" /><chart:data-point chart:style-name="ch19" chart:repeated="39" /></chart:series><chart:series chart:values-cell-range-address="Hadoop.J4:Hadoop.J42" chart:class="chart:scatter" chart:label-cell-address="Hadoop.J3" chart:style-name="ch20"><chart:domain table:cell-range-address="Hadoop.D4:Hadoop.D42" /><chart:data-point chart:style-name="ch21" chart:repeated="39" /></chart:series><chart:wall chart:style-name="ch3" /></chart:plot-area></chart:chart></office:chart></office:body></office:document-content>
</file>